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Precision and Recall vs Number of Features for Gaussian Naive Bayes Classifier" draw:style-name="gr1" draw:text-style-name="P1" svg:width="217.88mm" svg:height="135.04mm" svg:x="106.06mm" svg:y="12.9mm">
            <loext:p draw:notify-on-update-of-ranges="Sheet1.A1:Sheet1.A1 Sheet1.A2:Sheet1.A15 Sheet1.B1:Sheet1.B1 Sheet1.B2:Sheet1.B15 Sheet1.A1:Sheet1.A1 Sheet1.A2:Sheet1.A15 Sheet1.C1:Sheet1.C1 Sheet1.C2:Sheet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mber of Features</text:p>
          </table:table-cell>
          <table:table-cell office:value-type="string" calcext:value-type="string">
            <text:p>Precision (%)</text:p>
          </table:table-cell>
          <table:table-cell office:value-type="string" calcext:value-type="string">
            <text:p>Recall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.1" calcext:value-type="float">
            <text:p>46.1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.9" calcext:value-type="float">
            <text:p>46.9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6" calcext:value-type="float">
            <text:p>48.6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3" calcext:value-type="float">
            <text:p>50.3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.5" calcext:value-type="float">
            <text:p>49.5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.6" calcext:value-type="float">
            <text:p>51.6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7" calcext:value-type="float">
            <text:p>48.7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7" calcext:value-type="float">
            <text:p>48.7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.7" calcext:value-type="float">
            <text:p>48.7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.3" calcext:value-type="float">
            <text:p>49.3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.9" calcext:value-type="float">
            <text:p>38.9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1" calcext:value-type="float">
            <text:p>37.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9" calcext:value-type="float">
            <text:p>32.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.1" calcext:value-type="float">
            <text:p>33.1</text:p>
          </table:table-cell>
          <table:table-cell office:value-type="float" office:value="30.7" calcext:value-type="float">
            <text:p>3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00-00-00</text:date>, <text:time style:data-style-name="N2" text:time-value="19:04:29.939414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8:35:28.766722692</meta:creation-date>
    <dc:date>2016-11-10T21:31:25.185132328</dc:date>
    <meta:editing-duration>PT2H42M55S</meta:editing-duration>
    <meta:editing-cycles>14</meta:editing-cycles>
    <meta:generator>LibreOffice/5.1.4.2$Linux_X86_64 LibreOffice_project/10m0$Build-2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89cm" svg:height="13.505cm" xlink:href=".." xlink:type="simple" chart:class="chart:scatter" chart:style-name="ch1">
        <chart:title svg:x="3.36cm" svg:y="0.406cm" chart:style-name="ch2">
          <text:p>Performance vs Number of Features for Gaussian Naive Bayes Classifier</text:p>
        </chart:title>
        <chart:legend chart:legend-position="end" svg:x="18.286cm" svg:y="6.198cm" style:legend-expansion="high" chart:style-name="ch3"/>
        <chart:plot-area chart:style-name="ch4" table:cell-range-address="Sheet1.A1:Sheet1.C15" chart:data-source-has-labels="row" svg:x="1.436cm" svg:y="1.481cm" svg:width="16.415cm" svg:height="10.783cm">
          <chartooo:coordinate-region svg:x="2.068cm" svg:y="1.683cm" svg:width="15.591cm" svg:height="9.928cm"/>
          <chart:axis chart:dimension="x" chart:name="primary-x" chart:style-name="ch5">
            <chart:title svg:x="8.199cm" svg:y="12.534cm" chart:style-name="ch6">
              <text:p>Number of Features</text:p>
            </chart:title>
          </chart:axis>
          <chart:axis chart:dimension="y" chart:name="primary-y" chart:style-name="ch5">
            <chart:title svg:x="0.451cm" svg:y="7.723cm" chart:style-name="ch7">
              <text:p>Percentage</text:p>
            </chart:title>
            <chart:grid chart:style-name="ch8" chart:class="major"/>
          </chart:axis>
          <chart:series chart:style-name="ch9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10" chart:values-cell-range-address="Sheet1.C2:Sheet1.C15" chart:label-cell-address="Sheet1.C1:Sheet1.C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cision (%)</text:p>
                <draw:g>
                  <svg:desc>Sheet1.B1:Sheet1.B1</svg:desc>
                </draw:g>
              </table:table-cell>
              <table:table-cell office:value-type="string">
                <text:p>Recall (%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5</svg:desc>
                </draw:g>
              </table:table-cell>
              <table:table-cell office:value-type="float" office:value="46.1">
                <text:p>46.1</text:p>
                <draw:g>
                  <svg:desc>Sheet1.B2:Sheet1.B15</svg:desc>
                </draw:g>
              </table:table-cell>
              <table:table-cell office:value-type="float" office:value="32.1">
                <text:p>32.1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.9">
                <text:p>46.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8.6">
                <text:p>48.6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.3">
                <text:p>50.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9.5">
                <text:p>49.5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1.6">
                <text:p>51.6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8.7">
                <text:p>48.7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8.7">
                <text:p>48.7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8.7">
                <text:p>48.7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.3">
                <text:p>49.3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8.9">
                <text:p>38.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7.1">
                <text:p>37.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.9">
                <text:p>32.9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.1">
                <text:p>33.1</text:p>
              </table:table-cell>
              <table:table-cell office:value-type="float" office:value="30.7">
                <text:p>3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